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57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3.331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standard">
      <style:graphic-properties draw:stroke="none" svg:stroke-color="#000000" draw:fill="none" draw:fill-color="#ffffff" fo:min-height="1.459cm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svg:stroke-color="#000000" draw:fill="none" draw:fill-color="#ffffff" fo:min-height="2.776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5.826cm" svg:y="8.239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288cm" svg:y="8.212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8.874cm" svg:x2="18.526cm" svg:y2="8.874cm">
          <text:p/>
        </draw:line>
        <draw:frame draw:style-name="gr3" draw:text-style-name="P3" draw:layer="layout" svg:width="3.556cm" svg:height="2.921cm" svg:x="5.191cm" svg:y="9.763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name: string</text:span></text:p>
            <text:p><text:span text:style-name="T1">}</text:span></text:p>
          </draw:text-box>
        </draw:frame>
        <draw:frame draw:style-name="gr3" draw:text-style-name="P3" draw:layer="layout" svg:width="3.556cm" svg:height="2.921cm" svg:x="18.526cm" svg:y="9.817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name: string</text:span></text:p>
            <text:p><text:span text:style-name="T1">}</text:span></text:p>
          </draw:text-box>
        </draw:frame>
        <draw:frame draw:style-name="gr4" draw:text-style-name="P4" draw:layer="layout" svg:width="5.715cm" svg:height="0.962cm" svg:x="10.925cm" svg:y="7.812cm">
          <draw:text-box>
            <text:p>:BACKLINK</text:p>
          </draw:text-box>
        </draw:frame>
        <draw:frame draw:style-name="gr5" draw:text-style-name="P3" draw:layer="layout" svg:width="5.842cm" svg:height="3.581cm" svg:x="11.16cm" svg:y="9.001cm">
          <draw:text-box>
            <text:p><text:span text:style-name="T1">{</text:span></text:p>
            <text:p><text:span text:style-name="T1"><text:s/></text:span><text:span text:style-name="T1">url_from: string</text:span></text:p>
            <text:p><text:span text:style-name="T1"><text:s/></text:span><text:span text:style-name="T1">url_to: string</text:span></text:p>
            <text:p><text:span text:style-name="T1"><text:s/></text:span><text:span text:style-name="T1">anchor_text: string</text:span></text:p>
            <text:p><text:span text:style-name="T1"><text:s/></text:span><text:span text:style-name="T1">rel: string</text:span></text:p>
            <text:p><text:span text:style-name="T1">}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524cm" svg:height="1.397cm" svg:x="5.318cm" svg:y="7.604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542cm" svg:y="7.477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667cm" svg:height="0cm" svg:x="7.985cm" svg:y="7.604cm" svg:viewBox="0 0 10668 0" svg:d="M0 0c3556 0 7112 0 10668 0">
          <text:p/>
        </draw:path>
        <draw:frame draw:style-name="gr6" draw:text-style-name="P5" draw:layer="layout" svg:width="5.715cm" svg:height="1.433cm" svg:x="3.913cm" svg:y="8.99cm">
          <draw:text-box>
            <text:p><text:span text:style-name="T2">{</text:span></text:p>
            <text:p><text:span text:style-name="T2"><text:s/></text:span><text:span text:style-name="T2">name: “domain1.com”</text:span></text:p>
            <text:p><text:span text:style-name="T2">}</text:span></text:p>
          </draw:text-box>
        </draw:frame>
        <draw:frame draw:style-name="gr4" draw:text-style-name="P4" draw:layer="layout" svg:width="5.715cm" svg:height="0.962cm" svg:x="10.525cm" svg:y="6.588cm">
          <draw:text-box>
            <text:p>:BACKLINK</text:p>
          </draw:text-box>
        </draw:frame>
        <draw:frame draw:style-name="gr7" draw:text-style-name="P5" draw:layer="layout" svg:width="5.588cm" svg:height="1.709cm" svg:x="18.645cm" svg:y="8.863cm">
          <draw:text-box>
            <text:p><text:span text:style-name="T2">{</text:span></text:p>
            <text:p><text:span text:style-name="T2"><text:s/></text:span><text:span text:style-name="T2">name: “domain2.com”</text:span></text:p>
            <text:p><text:span text:style-name="T2">}</text:span></text:p>
          </draw:text-box>
        </draw:frame>
        <draw:frame draw:style-name="gr8" draw:text-style-name="P6" draw:layer="layout" svg:width="10.922cm" svg:height="0.645cm" svg:x="8.493cm" svg:y="7.706cm">
          <draw:text-box>
            <text:p><text:span text:style-name="T3">{ url_from: “domain1.com/aaa” url_to: “domain2.com/bbb” }</text:span></text:p>
          </draw:text-box>
        </draw:frame>
        <draw:path draw:style-name="gr2" draw:text-style-name="P2" draw:layer="layout" svg:width="10.667cm" svg:height="0cm" svg:x="7.985cm" svg:y="9.104cm" svg:viewBox="0 0 10668 0" svg:d="M0 0c3556 0 7112 0 10668 0">
          <text:p/>
        </draw:path>
        <draw:frame draw:style-name="gr4" draw:text-style-name="P4" draw:layer="layout" svg:width="5.715cm" svg:height="0.962cm" svg:x="10.526cm" svg:y="8.188cm">
          <draw:text-box>
            <text:p>:BACKLINK</text:p>
          </draw:text-box>
        </draw:frame>
        <draw:frame draw:style-name="gr8" draw:text-style-name="P6" draw:layer="layout" svg:width="10.922cm" svg:height="0.645cm" svg:x="8.493cm" svg:y="9.107cm">
          <draw:text-box>
            <text:p><text:span text:style-name="T3">{ url_from: “domain1.com/aaa2” url_to: “domain2.com/bbb2” }</text:span></text:p>
          </draw:text-box>
        </draw:frame>
      </draw:page>
      <draw:page draw:name="page3" draw:style-name="dp1" draw:master-page-name="Default">
        <draw:custom-shape draw:style-name="gr1" draw:text-style-name="P7" draw:layer="layout" svg:width="1.524cm" svg:height="1.397cm" svg:x="7.477cm" svg:y="11.414cm"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524cm" svg:height="1.397cm" svg:x="8.112cm" svg:y="5.445cm"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524cm" svg:height="1.397cm" svg:x="3.667cm" svg:y="8.112cm">
          <text:p text:style-name="P1"><text:span text:style-name="T1">DOM</text:span><text:span text:style-name="T1">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37cm" svg:y1="9.382cm" svg:x2="7.731cm" svg:y2="11.668cm">
          <text:p/>
        </draw:line>
        <draw:line draw:style-name="gr2" draw:text-style-name="P2" draw:layer="layout" svg:x1="5.064cm" svg:y1="8.366cm" svg:x2="8.366cm" svg:y2="6.461cm">
          <text:p/>
        </draw:line>
        <draw:frame draw:style-name="gr9" draw:text-style-name="P8" draw:layer="layout" svg:width="3.937cm" svg:height="1.199cm" svg:x="2.016cm" svg:y="9.636cm">
          <draw:text-box>
            <text:p><text:span text:style-name="T4">name: domain1.com</text:span></text:p>
          </draw:text-box>
        </draw:frame>
        <draw:custom-shape draw:style-name="gr1" draw:text-style-name="P7" draw:layer="layout" svg:width="1.524cm" svg:height="1.397cm" svg:x="19.923cm" svg:y="8.62cm">
          <text:p text:style-name="P1"><text:span text:style-name="T1">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937cm" svg:height="1.199cm" svg:x="21.828cm" svg:y="8.747cm">
          <draw:text-box>
            <text:p><text:span text:style-name="T4">name: domain2.com</text:span></text:p>
          </draw:text-box>
        </draw:frame>
        <draw:custom-shape draw:style-name="gr1" draw:text-style-name="P7" draw:layer="layout" svg:width="1.524cm" svg:height="1.397cm" svg:x="16.621cm" svg:y="5.572cm"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3.175cm" svg:height="0.725cm" svg:x="5.445cm" svg:y="7.35cm">
          <draw:text-box>
            <text:p><text:span text:style-name="T5">HAS_PAGE</text:span></text:p>
          </draw:text-box>
        </draw:frame>
        <draw:frame draw:style-name="gr10" draw:text-style-name="P9" draw:layer="layout" svg:width="3.175cm" svg:height="0.725cm" svg:x="5.064cm" svg:y="10.308cm">
          <draw:text-box>
            <text:p><text:span text:style-name="T5">HAS_PAGE</text:span></text:p>
          </draw:text-box>
        </draw:frame>
        <draw:frame draw:style-name="gr10" draw:text-style-name="P8" draw:layer="layout" svg:width="3.937cm" svg:height="0.725cm" svg:x="6.334cm" svg:y="4.72cm">
          <draw:text-box>
            <text:p><text:span text:style-name="T4">uri: domain1.com/</text:span></text:p>
          </draw:text-box>
        </draw:frame>
        <draw:line draw:style-name="gr2" draw:text-style-name="P2" draw:layer="layout" svg:x1="20.177cm" svg:y1="8.747cm" svg:x2="18.018cm" svg:y2="6.842cm">
          <text:p/>
        </draw:line>
        <draw:frame draw:style-name="gr10" draw:text-style-name="P9" draw:layer="layout" svg:width="3.175cm" svg:height="0.725cm" svg:x="18.526cm" svg:y="7.514cm">
          <draw:text-box>
            <text:p><text:span text:style-name="T5">HAS_PAGE</text:span></text:p>
          </draw:text-box>
        </draw:frame>
        <draw:frame draw:style-name="gr9" draw:text-style-name="P8" draw:layer="layout" svg:width="4.699cm" svg:height="1.199cm" svg:x="5.953cm" svg:y="13.102cm">
          <draw:text-box>
            <text:p><text:span text:style-name="T4">uri: domain2.com/bbb</text:span></text:p>
          </draw:text-box>
        </draw:frame>
        <draw:frame draw:style-name="gr9" draw:text-style-name="P8" draw:layer="layout" svg:width="4.953cm" svg:height="1.199cm" svg:x="15.351cm" svg:y="4.81cm">
          <draw:text-box>
            <text:p><text:span text:style-name="T4">uri: domain2.com/ccc</text:span></text:p>
          </draw:text-box>
        </draw:frame>
        <draw:line draw:style-name="gr2" draw:text-style-name="P2" draw:layer="layout" svg:x1="8.874cm" svg:y1="6.842cm" svg:x2="8.366cm" svg:y2="11.414cm">
          <text:p/>
        </draw:line>
        <draw:frame draw:style-name="gr10" draw:text-style-name="P9" draw:layer="layout" svg:width="3.175cm" svg:height="0.725cm" svg:x="7.839cm" svg:y="8.874cm">
          <draw:text-box>
            <text:p><text:span text:style-name="T5">BACKLINK</text:span></text:p>
          </draw:text-box>
        </draw:frame>
        <draw:line draw:style-name="gr2" draw:text-style-name="P2" draw:layer="layout" svg:x1="9.001cm" svg:y1="11.922cm" svg:x2="16.748cm" svg:y2="6.969cm">
          <text:p/>
        </draw:line>
        <draw:frame draw:style-name="gr10" draw:text-style-name="P9" draw:layer="layout" svg:width="3.175cm" svg:height="0.725cm" svg:x="11.922cm" svg:y="9.001cm">
          <draw:text-box>
            <text:p><text:span text:style-name="T5">BACKLINK</text:span></text:p>
          </draw:text-box>
        </draw:frame>
        <draw:custom-shape draw:style-name="gr1" draw:text-style-name="P7" draw:layer="layout" svg:width="1.524cm" svg:height="1.397cm" svg:x="17.256cm" svg:y="12.43cm"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3.937cm" svg:height="0.725cm" svg:x="17.51cm" svg:y="13.864cm">
          <draw:text-box>
            <text:p><text:span text:style-name="T4">uri: domain2.com/</text:span></text:p>
          </draw:text-box>
        </draw:frame>
        <draw:line draw:style-name="gr2" draw:text-style-name="P2" draw:layer="layout" svg:x1="20.304cm" svg:y1="10.017cm" svg:x2="18.526cm" svg:y2="12.557cm">
          <text:p/>
        </draw:line>
        <draw:line draw:style-name="gr2" draw:text-style-name="P2" draw:layer="layout" svg:x1="17.764cm" svg:y1="12.303cm" svg:x2="17.256cm" svg:y2="7.096cm">
          <text:p/>
        </draw:line>
        <draw:frame draw:style-name="gr10" draw:text-style-name="P9" draw:layer="layout" svg:width="3.175cm" svg:height="0.725cm" svg:x="15.986cm" svg:y="9.771cm">
          <draw:text-box>
            <text:p><text:span text:style-name="T5">BACKLINK</text:span></text:p>
          </draw:text-box>
        </draw:frame>
        <draw:frame draw:style-name="gr10" draw:text-style-name="P9" draw:layer="layout" svg:width="3.175cm" svg:height="0.725cm" svg:x="19.034cm" svg:y="10.943cm">
          <draw:text-box>
            <text:p><text:span text:style-name="T5">HAS_PAGE</text:span></text:p>
          </draw:text-box>
        </draw:frame>
        <draw:frame draw:style-name="gr9" draw:text-style-name="P8" draw:layer="layout" svg:width="4.699cm" svg:height="1.199cm" svg:x="6.842cm" svg:y="9.326cm">
          <draw:text-box>
            <text:p><text:span text:style-name="T4">anchor_text: bbb</text:span></text:p>
          </draw:text-box>
        </draw:frame>
        <draw:frame draw:style-name="gr9" draw:text-style-name="P8" draw:layer="layout" svg:width="4.699cm" svg:height="1.199cm" svg:x="15.224cm" svg:y="10.323cm">
          <draw:text-box>
            <text:p><text:span text:style-name="T4">anchor_text: ccc</text:span></text:p>
          </draw:text-box>
        </draw:frame>
        <draw:frame draw:style-name="gr9" draw:text-style-name="P8" draw:layer="layout" svg:width="4.699cm" svg:height="1.199cm" svg:x="11.443cm" svg:y="9.427cm">
          <draw:text-box>
            <text:p><text:span text:style-name="T4">anchor_text: some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.524cm" svg:height="1.397cm" svg:x="5.826cm" svg:y="8.239cm">
          <text:p text:style-name="P1">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288cm" svg:y="8.212cm">
          <text:p text:style-name="P1">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8.874cm" svg:x2="18.526cm" svg:y2="8.874cm">
          <text:p/>
        </draw:line>
        <draw:frame draw:style-name="gr11" draw:text-style-name="P3" draw:layer="layout" svg:width="4.445cm" svg:height="3.026cm" svg:x="5.191cm" svg:y="9.763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domain: </text:span><text:span text:style-name="T1">string</text:span></text:p>
            <text:p><text:span text:style-name="T6"><text:s/></text:span><text:span text:style-name="T1">uri: string</text:span></text:p>
            <text:p><text:span text:style-name="T1">}</text:span></text:p>
          </draw:text-box>
        </draw:frame>
        <draw:frame draw:style-name="gr4" draw:text-style-name="P4" draw:layer="layout" svg:width="5.715cm" svg:height="0.962cm" svg:x="10.925cm" svg:y="7.812cm">
          <draw:text-box>
            <text:p>:BACKLINK</text:p>
          </draw:text-box>
        </draw:frame>
        <draw:frame draw:style-name="gr5" draw:text-style-name="P3" draw:layer="layout" svg:width="5.842cm" svg:height="3.581cm" svg:x="11.16cm" svg:y="9.001cm">
          <draw:text-box>
            <text:p><text:span text:style-name="T1">{</text:span></text:p>
            <text:p><text:span text:style-name="T1"><text:s/></text:span><text:span text:style-name="T1">anch</text:span><text:span text:style-name="T1">or_te</text:span><text:span text:style-name="T1">xt: </text:span><text:span text:style-name="T1">string</text:span></text:p>
            <text:p><text:span text:style-name="T1"><text:s/></text:span><text:span text:style-name="T1">rel: </text:span><text:span text:style-name="T1">string</text:span></text:p>
            <text:p><text:span text:style-name="T1">}</text:span></text:p>
          </draw:text-box>
        </draw:frame>
        <draw:frame draw:style-name="gr11" draw:text-style-name="P3" draw:layer="layout" svg:width="4.445cm" svg:height="3.026cm" svg:x="18.272cm" svg:y="9.912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domain: string</text:span></text:p>
            <text:p><text:span text:style-name="T6"><text:s/></text:span><text:span text:style-name="T1">uri: string</text:span></text:p>
            <text:p><text:span text:style-name="T1">}</text:span></text:p>
          </draw:text-box>
        </draw:frame>
        <draw:frame draw:style-name="gr12" draw:text-style-name="P4" draw:layer="layout" svg:width="8.636cm" svg:height="1.143cm" svg:x="2.397cm" svg:y="2.016cm">
          <draw:text-box>
            <text:p>Fi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0:46:45.135459205</meta:creation-date>
    <dc:date>2020-01-14T00:45:26.456908567</dc:date>
    <meta:editing-duration>PT17M4S</meta:editing-duration>
    <meta:editing-cycles>3</meta:editing-cycles>
    <meta:generator>LibreOffice/6.2.8.2$Linux_X86_64 LibreOffice_project/20$Build-2</meta:generator>
    <meta:document-statistic meta:object-count="54"/>
  </office:meta>
</office:document-meta>
</file>